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7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5.175cm"/>
    </style:style>
    <style:style style:name="co10" style:family="table-column">
      <style:table-column-properties fo:break-before="auto" style:column-width="5.401cm"/>
    </style:style>
    <style:style style:name="co11" style:family="table-column">
      <style:table-column-properties fo:break-before="auto" style:column-width="20.791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5.26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5.92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style-name="ce2" office:value-type="string" calcext:value-type="string">
            <text:p>AreaLlama_POT1Test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style-name="ce2" office:value-type="string" calcext:value-type="string">
            <text:p>AreaLlama_POT1Test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Llama_POT1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Llama_POT1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Llama_POT1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Llama_POT1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Llama_POT1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Llama_POT1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Llama_POT1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10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Llama_POT1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11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Qwen_FS5Test, AreaLlama_COC1Test, AreaQwen_FS1Test, AreaGrok_OS5Test, AreaLlama_COC5Test, AreaQwen_ZS1Test, AreaQwen_OS5Test, AreaQwen_COC4Test, AreaGrok_POT3Test, AreaLlama_OS3Test, AreaLlama_POT1Test, AreaGrok_COC4Test, AreaQwen_FS4Test, AreaQwen_ZS4Test, AreaGrok_FS5Test, AreaQwen_FS3Test, AreaQwen_ZS3Test, AreaLlama_ZS2Test, AreaQwen_ZS2Test, AreaQwen_COC3Test, AreaLlama_FS3Test, AreaGrok_OS1Test, AreaQwen_OS1Test, AreaGrok_OS3Test, AreaLlama_OS1Test, AreaLlama_ZS3Test, AreaLlama_ZS5Test, AreaQwen_COC2Test, AreaGrok_COC2Test, AreaQwen_OS3Test, AreaLlama_OS4Test, AreaQwen_OS4Test, AreaLlama_COC3Test, AreaGrok_ZS1Test, AreaLlama_FS2Test, AreaGrok_FS4Test, AreaGrok_COC3Test, AreaGrok_ZS4Test, AreaLlama_FS4Test, AreaGrok_ZS2Test, AreaLlama_COC4Test, AreaLlama_FS5Test, AreaGrok_FS1Test, AreaQwen_COC1Test, AreaLlama_FS1Test, AreaGrok_FS3Test, AreaQwen_COC5Test, AreaLlama_OS5Test, AreaQwen_POT4Test, AreaLlama_ZS1Test, AreaGrok_ZS3Test, AreaLlama_ZS4Test, AreaQwen_FS2Test, AreaGrok_OS4Test, AreaQwen_ZS5Test, AreaQwen_OS2Test, AreaGrok_OS2Test, AreaGrok_FS2Test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3" table:number-rows-repeated="1048563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8T15:54:34.278307967</dc:date>
    <meta:editing-duration>PT3M39S</meta:editing-duration>
    <meta:editing-cycles>1</meta:editing-cycles>
    <meta:document-statistic meta:table-count="1" meta:cell-count="156" meta:object-count="0"/>
    <meta:generator>LibreOffice/24.2.7.2$Linux_X86_64 LibreOffice_project/420$Build-2</meta:generator>
  </office:meta>
</office:document-meta>
</file>